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text-properties style:font-name="Courier 10 Pitch1"/>
    </style:style>
    <style:style style:name="P2" style:family="paragraph">
      <style:text-properties style:font-name="Courier 10 Pitch1" fo:font-size="24pt" style:font-size-asian="24pt" style:font-size-complex="24pt"/>
    </style:style>
    <style:style style:name="P3" style:family="paragraph">
      <style:text-properties style:font-name="Courier 10 Pitch1"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style:font-name="Courier 10 Pitch1"/>
    </style:style>
    <style:style style:name="T2" style:family="text">
      <style:text-properties style:font-name="Liberation Sans2" fo:font-size="32pt" style:font-size-asian="32pt" style:font-size-complex="32pt"/>
    </style:style>
    <style:style style:name="T3" style:family="text">
      <style:text-properties style:font-name="Courier 10 Pitch1" fo:font-size="24pt" style:font-size-asian="24pt" style:font-size-complex="24pt"/>
    </style:style>
    <style:style style:name="T4" style:family="text">
      <style:text-properties style:font-name="Liberation Sans2"/>
    </style:style>
    <style:style style:name="T5" style:family="text">
      <style:text-properties style:font-name="Courier 10 Pitch1" fo:font-size="18pt" style:font-size-asian="18pt" style:font-size-complex="18pt"/>
    </style:style>
    <style:style style:name="T6" style:family="text">
      <style:text-properties style:font-name="Courier 10 Pitch1" fo:font-size="17pt" style:font-size-asian="17pt" style:font-size-complex="17pt"/>
    </style:style>
    <style:style style:name="T7" style:family="text">
      <style:text-properties style:font-name="Courier 10 Pitch1" fo:font-size="22pt" style:font-size-asian="22pt" style:font-size-complex="22pt"/>
    </style:style>
    <style:style style:name="T8" style:family="text">
      <style:text-properties style:font-name="Courier 10 Pitch1" fo:font-size="20pt" style:font-size-asian="20pt" style:font-size-complex="20pt"/>
    </style:style>
    <style:style style:name="T9" style:family="text">
      <style:text-properties fo:color="#c5000b" style:font-name="Courier 10 Pitch1" fo:font-size="20pt" style:font-size-asian="20pt" style:font-size-complex="20pt"/>
    </style:style>
    <style:style style:name="T10" style:family="text">
      <style:text-properties style:font-name="Liberation Sans2" fo:font-size="28pt" style:font-size-asian="28pt" style:font-size-complex="28pt"/>
    </style:style>
    <style:style style:name="T11" style:family="text">
      <style:text-properties style:font-name="Liberation Sans2" fo:font-size="26pt" style:font-size-asian="26pt" style:font-size-complex="26pt"/>
    </style:style>
    <style:style style:name="T12" style:family="text">
      <style:text-properties style:font-name="Courier 10 Pitch1" fo:font-size="26pt" style:font-size-asian="26pt" style:font-size-complex="26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/O and the Environ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vironment variables</text:p>
              </text:list-item>
              <text:list-item>
                <text:p>System calls</text:p>
              </text:list-item>
              <text:list-item>
                <text:p>Opening files</text:p>
              </text:list-item>
              <text:list-item>
                <text:p>Handling input</text:p>
              </text:list-item>
              <text:list-item>
                <text:p>Generating outp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ference Material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erlop</text:span></text:p>
              </text:list-item>
              <text:list-item>
                <text:p><text:span text:style-name="T1">perlvar</text:span></text:p>
              </text:list-item>
              <text:list-item>
                <text:p><text:span text:style-name="T1">perldoc -f open</text:span></text:p>
              </text:list-item>
              <text:list-item>
                <text:p><text:span text:style-name="T1">perlopentut</text:span></text:p>
              </text:list-item>
              <text:list-item>
                <text:p><text:span text:style-name="T1">perldoc -f print</text:span></text:p>
              </text:list-item>
              <text:list-item>
                <text:p><text:span text:style-name="T1">perldoc -f say</text:span></text:p>
              </text:list-item>
              <text:list-item>
                <text:p><text:span text:style-name="T1">perlfaq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%ENV</text:span></text:p>
                <text:list>
                  <text:list-item>
                    <text:p>A special global hash</text:p>
                  </text:list-item>
                  <text:list-item>
                    <text:p>Accesses the processes environment variables.</text:p>
                  </text:list-item>
                  <text:list-item>
                    <text:p>Setting a variable affects this, and child processes.</text:p>
                    <text:p/>
                  </text:list-item>
                </text:list>
              </text:list-item>
              <text:list-item>
                <text:p><text:span text:style-name="T1">print $ENV{USER}, “\n”; # david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l's Configuration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1">use Config;</text:span></text:p>
                <text:p text:style-name="P1"><text:span text:style-name="T1">if ($Config{'cc'} =~ /gcc/) {</text:span></text:p>
                <text:p text:style-name="P1"><text:span text:style-name="T1"><text:s text:c="4"/></text:span><text:span text:style-name="T1">print "built by gcc\n";</text:span></text:p>
                <text:p text:style-name="P1"><text:span text:style-name="T1">}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stem call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Backticks capture STDOUT from shell commands.</text:span></text:p>
                <text:p><text:span text:style-name="T2"/></text:p>
              </text:list-item>
              <text:list-item>
                <text:p><text:span text:style-name="T3">chomp( my @output = `ls -l` );</text:span></text:p>
                <text:p><text:span text:style-name="T3"/></text:p>
                <text:p><text:span text:style-name="T3">say for </text:span></text:p>
                <text:p><text:span text:style-name="T3"><text:s text:c="2"/></text:span><text:span text:style-name="T3">grep { $_ ne '.' &amp;&amp; $_ ne '..' } @outpu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stem cal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system</text:span> forks a process that executes an external command, and waits for it to finish. <text:s/>It doesn't capture output.</text:p>
                <text:p/>
                <text:p><text:span text:style-name="T1">my @args = qw( rm file.old );</text:span></text:p>
                <text:p><text:span text:style-name="T1">system( @args ) == 0 <text:s/>or <text:s/>die $?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ning a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open</text:span> FILEHANDLE, MODE, FILENAME</text:p>
                <text:p><text:span text:style-name="T1"><text:s text:c="2"/></text:span><text:span text:style-name="T1">or die $!</text:span></text:p>
                <text:p><text:span text:style-name="T1"/></text:p>
                <text:p><text:span text:style-name="T4">Most common modes:</text:span></text:p>
                <text:list>
                  <text:list-header>
                    <text:p><text:span text:style-name="T1">&lt;</text:span><text:span text:style-name="T4"> <text:s text:c="3"/>Input.</text:span></text:p>
                    <text:p><text:span text:style-name="T1">&gt;</text:span><text:span text:style-name="T4"> <text:s text:c="3"/>Output.</text:span></text:p>
                    <text:p><text:span text:style-name="T1">&gt;&gt;</text:span><text:span text:style-name="T4"> <text:s/>Append.</text:span></text:p>
                  </text:list-header>
                  <text:list-item>
                    <text:p><text:span text:style-name="T4">There are many others; pipes, read/write, and so on.</text:span></text:p>
                    <text:p><text:span text:style-name="T1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ing from a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ing line-by-line.</text:p>
                <text:p/>
                <text:p><text:span text:style-name="T3">open my $in_fh, '&lt;', 'test.txt' </text:span></text:p>
                <text:p><text:span text:style-name="T3"><text:s text:c="2"/></text:span><text:span text:style-name="T3">or die $!;</text:span></text:p>
                <text:p><text:span text:style-name="T3">while( &lt;$in_fh&gt; ) {</text:span></text:p>
                <text:p><text:span text:style-name="T3"><text:s text:c="2"/></text:span><text:span text:style-name="T3">chomp;</text:span></text:p>
                <text:p><text:span text:style-name="T3"><text:s text:c="2"/></text:span><text:span text:style-name="T3">print “$.: $_\n”;</text:span></text:p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Reading from a fi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Reading line-by-line.</text:p>
                <text:list>
                  <text:list-item>
                    <text:p>Implicit “<text:span text:style-name="T1">$_</text:span>” variable.</text:p>
                  </text:list-item>
                </text:list>
                <text:p/>
                <text:p><text:span text:style-name="T5">open my $in_fh, '&lt;', 'test.txt' </text:span></text:p>
                <text:p><text:span text:style-name="T5"><text:s text:c="2"/></text:span><text:span text:style-name="T5">or die $!;</text:span></text:p>
                <text:p><text:span text:style-name="T5">while( &lt;$in_fh&gt; ) {</text:span></text:p>
                <text:p><text:span text:style-name="T5"><text:s text:c="2"/></text:span><text:span text:style-name="T5">chomp;</text:span></text:p>
                <text:p><text:span text:style-name="T5"><text:s text:c="2"/></text:span><text:span text:style-name="T5">print “$.: $_\n”;</text:span></text:p>
                <text:p><text:span text:style-name="T5">}</text:span></text:p>
              </text:list-item>
            </text:list>
          </draw:text-box>
        </draw:frame>
        <draw:frame presentation:style-name="pr4" draw:layer="layout" svg:width="12.357cm" svg:height="12.179cm" svg:x="14.313cm" svg:y="4.914cm" presentation:class="outline" presentation:user-transformed="true">
          <draw:text-box>
            <text:list text:style-name="L2">
              <text:list-item>
                <text:p>Reading line-by-line.</text:p>
                <text:list>
                  <text:list-item>
                    <text:p>Explicit input variable.</text:p>
                  </text:list-item>
                </text:list>
                <text:p><text:span text:style-name="T3"/></text:p>
                <text:p><text:span text:style-name="T6">open my $in_fh, '&lt;', 'test.txt' </text:span></text:p>
                <text:p><text:span text:style-name="T6"><text:s text:c="2"/></text:span><text:span text:style-name="T6">or die $!;</text:span></text:p>
                <text:p><text:span text:style-name="T6">while( my $line = &lt;$in_fh&gt; ) {</text:span></text:p>
                <text:p><text:span text:style-name="T6"><text:s text:c="2"/></text:span><text:span text:style-name="T6">chomp $line;</text:span></text:p>
                <text:p><text:span text:style-name="T6"><text:s text:c="2"/></text:span><text:span text:style-name="T6">print “$.: $line\n”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ing from a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ing all the lines at once.</text:p>
                <text:list>
                  <text:list-item>
                    <text:p>slurping to an array</text:p>
                    <text:p/>
                  </text:list-item>
                </text:list>
                <text:p><text:span text:style-name="T7">open my $in_fh, '&lt;', 'test.txt' or die $!;</text:span></text:p>
                <text:p><text:span text:style-name="T7">chomp( my @lines = &lt;$in_fh&gt; 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ing from a file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Reading the entire file at once.</text:p>
                <text:list>
                  <text:list-item>
                    <text:p>Slurping to a scalar.</text:p>
                    <text:p/>
                  </text:list-item>
                </text:list>
                <text:p><text:span text:style-name="T8">my $data = do{</text:span></text:p>
                <text:p><text:span text:style-name="T8"><text:s text:c="2"/></text:span><text:span text:style-name="T8">open my $in_fh, '&lt;', 'test.txt' or die $!;</text:span></text:p>
                <text:p><text:span text:style-name="T8"><text:s text:c="2"/></text:span><text:span text:style-name="T9">local</text:span><text:span text:style-name="T8"> $/ = undef; <text:s/># Clear default record separator.</text:span></text:p>
                <text:p><text:span text:style-name="T8"><text:s text:c="2"/></text:span><text:span text:style-name="T8">&lt;$in_fh&gt;;</text:span></text:p>
                <text:p><text:span text:style-name="T8">};</text:span></text:p>
                <text:p><text:span text:style-name="T10"/></text:p>
                <text:list>
                  <text:list-item text:start-value="1">
                    <text:p><text:span text:style-name="T11">Or use </text:span><text:span text:style-name="T12">File::Slur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5">
        <draw:frame presentation:style-name="pr5" draw:layer="layout" svg:width="25.199cm" svg:height="3.506cm" svg:x="1.4cm" svg:y="0.837cm" presentation:class="title">
          <draw:text-box>
            <text:p>Reading from STDIN</text:p>
          </draw:text-box>
        </draw:frame>
        <draw:frame presentation:style-name="pr4" draw:text-style-name="P2" draw:layer="layout" svg:width="12.297cm" svg:height="5.809cm" svg:x="1.4cm" svg:y="4.914cm" presentation:class="outline">
          <draw:text-box>
            <text:list text:style-name="L2">
              <text:list-header>
                <text:p><text:span text:style-name="T5">my $line = &lt;STDIN&gt;;</text:span></text:p>
                <text:p><text:span text:style-name="T3"/></text:p>
                <text:p><text:span text:style-name="T5">my @lines = &lt;STDIN&gt;;</text:span></text:p>
              </text:list-header>
            </text:list>
          </draw:text-box>
        </draw:frame>
        <draw:frame presentation:style-name="pr6" draw:text-style-name="P3" draw:layer="layout" svg:width="12.297cm" svg:height="5.809cm" svg:x="1.4cm" svg:y="11.276cm" presentation:class="outline">
          <draw:text-box>
            <text:list text:style-name="L2">
              <text:list-header>
                <text:p><text:span text:style-name="T5">while( my $line = &lt;STDIN&gt; )</text:span></text:p>
                <text:p><text:span text:style-name="T5"><text:s text:c="2"/></text:span><text:span text:style-name="T5">push @lines, $line;</text:span></text:p>
                <text:p><text:span text:style-name="T5">}</text:span></text:p>
                <text:p><text:span text:style-name="T5"/></text:p>
                <text:p><text:span text:style-name="T5">while( my $line = &lt;&gt; ) { ...</text:span></text:p>
              </text:list-header>
            </text:list>
          </draw:text-box>
        </draw:frame>
        <draw:frame presentation:style-name="pr4" draw:text-style-name="P3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5">use IO::Prompt::Tiny</text:span></text:p>
                <text:p><text:span text:style-name="T5"><text:s text:c="3"/></text:span><text:span text:style-name="T5">'prompt';</text:span></text:p>
                <text:p><text:span text:style-name="T5"/></text:p>
                <text:p><text:span text:style-name="T5">my $input = prompt</text:span></text:p>
                <text:p><text:span text:style-name="T5"><text:s text:c="3"/></text:span><text:span text:style-name="T5">'Please enter your name.',</text:span></text:p>
                <text:p><text:span text:style-name="T5"><text:s text:c="3"/></text:span><text:span text:style-name="T5">'anonymous'; <text:s text:c="3"/># Default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to a fil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>open my $out_fh, '&gt;', 'test.txt' or die $!</text:span></text:p>
                <text:p><text:span text:style-name="T3"/></text:p>
                <text:p><text:span text:style-name="T3">print $out_fh “Hello world.\n”;</text:span></text:p>
                <text:p><text:span text:style-name="T3">print $out_fh “Testing, 1, 2, 3.\n”;</text:span></text:p>
                <text:p><text:span text:style-name="T3"/></text:p>
                <text:p><text:span text:style-name="T3">close $out_fh or die $!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utod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autodie</text:p>
                <text:list>
                  <text:list-item>
                    <text:p>Eliminates the need to add “<text:span text:style-name="T1">or die $!</text:span>” after calls that might fail.</text:p>
                    <text:p/>
                    <text:p><text:span text:style-name="T8">use autodie;</text:span></text:p>
                    <text:p><text:span text:style-name="T8">open my $in_fh, '&lt;', 'file_that_doesnt_exist.txt';</text:span></text:p>
                    <text:p><text:span text:style-name="T8"/></text:p>
                    <text:p/>
                    <text:p><text:span text:style-name="T5">“</text:span><text:span text:style-name="T5">Can't open file_that_doesnt_exist.txt for reading; 'No such file or directory' at line ..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osing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ways close output files explicitly, as early as possible.</text:p>
                <text:list>
                  <text:list-item>
                    <text:p><text:span text:style-name="T13">Close on output files can fail for various reasons, and buffers may not have been flushed.</text:span></text:p>
                  </text:list-item>
                  <text:list-item>
                    <text:p><text:span text:style-name="T13">Always test for success and complain on failure.</text:span></text:p>
                    <text:p><text:span text:style-name="T13"/></text:p>
                  </text:list-item>
                </text:list>
              </text:list-item>
              <text:list-item>
                <text:p>Files close implicitly when their file handle falls out of scope.</text:p>
                <text:list>
                  <text:list-item>
                    <text:p><text:span text:style-name="T13">Since a close-failure shouldn't happen for input filehandles, and shouldn't matter, the decision to close explicitly is less importa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%ENV</text:span> contains the environment variables.</text:p>
              </text:list-item>
              <text:list-item>
                <text:p>Backticks ( <text:span text:style-name="T1">`</text:span>...<text:span text:style-name="T1">`</text:span> ) and <text:span text:style-name="T1">system</text:span> execute external commands.</text:p>
              </text:list-item>
              <text:list-item>
                <text:p><text:span text:style-name="T1">open</text:span> and close files, checking for errors.</text:p>
              </text:list-item>
              <text:list-item>
                <text:p><text:span text:style-name="T1">$!</text:span> contains error messages.</text:p>
              </text:list-item>
              <text:list-item>
                <text:p>Read with <text:span text:style-name="T1">&lt;&gt;</text:span> operator (diamond).</text:p>
              </text:list-item>
              <text:list-item>
                <text:p>Don't forget about <text:span text:style-name="T1">chomp</text:span>.</text:p>
              </text:list-item>
              <text:list-item>
                <text:p><text:span text:style-name="T1">print</text:span> FILEHANDLE DATA<text:span text:style-name="T1">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ference Material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erlop</text:span></text:p>
              </text:list-item>
              <text:list-item>
                <text:p><text:span text:style-name="T1">perlvar</text:span></text:p>
              </text:list-item>
              <text:list-item>
                <text:p><text:span text:style-name="T1">perldoc -f open</text:span></text:p>
              </text:list-item>
              <text:list-item>
                <text:p><text:span text:style-name="T1">perlopentut</text:span></text:p>
              </text:list-item>
              <text:list-item>
                <text:p><text:span text:style-name="T1">perldoc -f print</text:span></text:p>
              </text:list-item>
              <text:list-item>
                <text:p><text:span text:style-name="T1">perldoc -f say</text:span></text:p>
              </text:list-item>
              <text:list-item>
                <text:p><text:span text:style-name="T1">perlfaq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23:27:28.847113130</meta:creation-date>
    <dc:date>2014-07-10T08:31:07.789651800</dc:date>
    <meta:editing-duration>PT31M15S</meta:editing-duration>
    <meta:editing-cycles>6</meta:editing-cycles>
    <meta:generator>LibreOffice/4.2.4.2$Linux_X86_64 LibreOffice_project/420m0$Build-2</meta:generator>
    <meta:document-statistic meta:object-count="95"/>
  </office:meta>
</office:document-meta>
</file>